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261554" officeooo:paragraph-rsid="002862b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08f62" officeooo:paragraph-rsid="002862b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2862b8" officeooo:paragraph-rsid="002862b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61554" officeooo:paragraph-rsid="002862b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208f62" officeooo:paragraph-rsid="00208f6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0pt" officeooo:rsid="002862b8" officeooo:paragraph-rsid="002862b8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rsid="002862b8" officeooo:paragraph-rsid="002862b8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862b8" style:font-size-asian="8pt" style:font-size-complex="8pt"/>
    </style:style>
    <style:style style:name="P20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  <style:style style:name="T6" style:family="text">
      <style:text-properties officeooo:rsid="00286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2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2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2"/>
      <text:p text:style-name="P8">Положение маркера дефектных блоков: user+1d1</text:p>
      <text:p text:style-name="P7"/>
      <text:p text:style-name="P6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7"/>
      <text:p text:style-name="P3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3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3"/>
      <text:p text:style-name="P13">q<text:span text:style-name="T5">badblock</text:span> — <text:span text:style-name="T6">утилита для работы с дефектными блоками</text:span></text:p>
      <text:p text:style-name="P10"/>
      <text:p text:style-name="P15">Для поиска дефектных блоков, а также для управления маркерами отдельных блоков в составе комплекса имеется специальная уитлита — qbadblocks. Далее рассмотрены ее возможности.</text:p>
      <text:p text:style-name="P15"/>
      <text:p text:style-name="P10"><text:span text:style-name="T6">П</text:span>остроение списка заводских дефектных блоков </text:p>
      <text:p text:style-name="P4"/>
      <text:p text:style-name="P5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5"/>
      <text:p text:style-name="P9">$ ./<text:span text:style-name="T5">badblock</text:span> -d</text:p>
      <text:p text:style-name="P9">Построение списка дефектных блоков в интервале 00000000 - 00001000</text:p>
      <text:p text:style-name="P9"><text:s/>Проверка блока 00000312 - badblock (BSPFOTA+5f)</text:p>
      <text:p text:style-name="P9"><text:s/>Проверка блока 00000384 - badblock (APPSBL+4)</text:p>
      <text:p text:style-name="P9"><text:s/>Проверка блока 0000052a - badblock (SCRUB+151)</text:p>
      <text:p text:style-name="P9"><text:s/>Проверка блока 0000080f - badblock (USERDATA+ac)</text:p>
      <text:p text:style-name="P9"><text:s/>Проверка блока 00000a2e - badblock (RECOVERY+52)</text:p>
      <text:p text:style-name="P9"><text:s/>Проверка блока 00000b0e - badblock (ZTEDATA+d4)</text:p>
      <text:p text:style-name="P9"><text:soft-page-break/><text:s/>Проверка блока 00000e6a - badblock (RECOVERYFS+19f)</text:p>
      <text:p text:style-name="P9"><text:s/>Проверка блока 00000f36 - badblock (RECOVERYFS+26b)</text:p>
      <text:p text:style-name="P9"><text:s/>Проверка блока 00000fab - badblock (RECOVERYFS+2e0)</text:p>
      <text:p text:style-name="P9">* Всего дефектных блоков: 9</text:p>
      <text:p text:style-name="P9"/>
      <text:p text:style-name="P5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5"/>
      <text:p text:style-name="P12">Установка и снятие маркера</text:p>
      <text:p text:style-name="P16"/>
      <text:p text:style-name="P16">Утилита qbadblocks позволяет установить или снять маркер дефекта с любого блока флешки, кроме блока 0 (он всегда должен быть исправным). Для этого используются ключи -m и -u:</text:p>
      <text:p text:style-name="P19"/>
      <text:p text:style-name="P19"><text:span text:style-name="T6">qbadblock -m &lt;blk&gt; <text:s text:c="2"/>- отмечает блок blk как дефектный</text:span></text:p>
      <text:p text:style-name="P20">qbadblock -u &lt;blk&gt; <text:s text:c="2"/>- снимает маркер дефекта с блока blk</text:p>
      <text:p text:style-name="P16"/>
      <text:p text:style-name="P12">Управление позицией маркерам</text:p>
      <text:p text:style-name="P12"/>
      <text:p text:style-name="P16">Может так случиться, что загрузчик в процессе инициализации флешки некорректно определяет положение маркера дефектного блока. В этом случае можно принудительно установить позицию маркера на нужный байт поля данных сектора с помощью ключа -s, например:</text:p>
      <text:p text:style-name="P16"/>
      <text:p text:style-name="P19"><text:span text:style-name="T6">qbadblock -s 1d1</text:span></text:p>
      <text:p text:style-name="P11"/>
      <text:p text:style-name="P16">Эта команда установит позицию маркера на байт 1D1. Установка будет действовать до перезагрузки устройства, <text:s/>или до установки новой позиции маркера.</text:p>
      <text:p text:style-name="P16"/>
      <text:p text:style-name="P16"/>
      <text:p text:style-name="P14">qrflash - Обработка дефектных блоков при чтении</text:p>
      <text:p text:style-name="P14"/>
      <text:p text:style-name="P3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3"/>
      <text:p text:style-name="P3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3"/>
      <text:p text:style-name="P3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3"/>
      <text:p text:style-name="P3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3"/>
      <text:p text:style-name="P3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3T21:16:24.370122346</dc:date>
    <meta:editing-duration>PT38M45S</meta:editing-duration>
    <meta:editing-cycles>8</meta:editing-cycles>
    <meta:generator>LibreOffice/5.0.3.2$Linux_X86_64 LibreOffice_project/00m0$Build-2</meta:generator>
    <meta:document-statistic meta:table-count="0" meta:image-count="0" meta:object-count="0" meta:page-count="2" meta:paragraph-count="38" meta:word-count="1043" meta:character-count="7697" meta:non-whitespace-character-count="6649"/>
  </office:meta>
</office:document-meta>
</file>